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This file serves as documentation for config parameters of corexy</text:p>
      <text:p text:style-name="P1"># style printers. One may copy and edit this file to configure a new</text:p>
      <text:p text:style-name="P1"># corexy printer. Only parameters unique to corexy printers are</text:p>
      <text:p text:style-name="P1"># described here - see the "example.cfg" file for description of</text:p>
      <text:p text:style-name="P1"># common config parameters.</text:p>
      <text:p text:style-name="P1"/>
      <text:p text:style-name="P1"># DO NOT COPY THIS FILE WITHOUT CAREFULLY READING AND UPDATING IT</text:p>
      <text:p text:style-name="P1"># FIRST. Incorrectly configured parameters may cause damage.</text:p>
      <text:p text:style-name="P1"/>
      <text:p text:style-name="P1"># The main micro-controller is used as the timing source for all the</text:p>
      <text:p text:style-name="P1"># micro-controllers on the printer. Typically, both the X and Y axes</text:p>
      <text:p text:style-name="P1"># are connected to the main micro-controller.</text:p>
      <text:p text:style-name="P1">[mcu]</text:p>
      <text:p text:style-name="P1"/>
      <text:p text:style-name="P1">serial: /dev/ttyACM0</text:p>
      <text:p text:style-name="P1">#serial: /dev/serial/by-path/pci-0000:00:14.0-usb-0:2:1.0-port0</text:p>
      <text:p text:style-name="P1">#serial: /dev/serial/by-path/pci-0000:00:14.0-usb-0:1:1.0-port0</text:p>
      <text:p text:style-name="P1">#pin_map: arduino</text:p>
      <text:p text:style-name="P1">#baud: 250000</text:p>
      <text:p text:style-name="P1"/>
      <text:p text:style-name="P1"><text:soft-page-break/># Support manually moving stepper motors for diagnostic purposes.</text:p>
      <text:p text:style-name="P1"># Note, using this feature may place the printer in an invalid state -</text:p>
      <text:p text:style-name="P1"># see docs/G-Codes.md for important details.</text:p>
      <text:p text:style-name="P1">[force_move]</text:p>
      <text:p text:style-name="P1">enable_force_move: true</text:p>
      <text:p text:style-name="P1"/>
      <text:p text:style-name="P1"># <text:s text:c="2"/>Set to true to enable FORCE_MOVE and SET_KINEMATIC_POSITION</text:p>
      <text:p text:style-name="P1"># <text:s text:c="2"/>extended G-Code commands. The default is false.</text:p>
      <text:p text:style-name="P1"/>
      <text:p text:style-name="P1"># The "zboard" micro-controller will be used to control the Z axis.</text:p>
      <text:p text:style-name="P1">[mcu z]</text:p>
      <text:p text:style-name="P1">#serial: /dev/serial/by-path/pci-0000:00:14.0-usb-0:1:1.0-port0</text:p>
      <text:p text:style-name="P1">#serial: /dev/serial/by-path/pci-0000:00:14.0-usb-0:2:1.0-port0</text:p>
      <text:p text:style-name="P1">serial: /dev/ttyUSB0</text:p>
      <text:p text:style-name="P1">pin_map: arduino</text:p>
      <text:p text:style-name="P1">baud: 250000</text:p>
      <text:p text:style-name="P1"/>
      <text:p text:style-name="P1">#test INIT_TMC STEPPER=stepper_y <text:s text:c="2"/>DUMP_TMC STEPPER=stepper_y</text:p>
      <text:p text:style-name="P1">[board_pins]</text:p>
      <text:p text:style-name="P1">aliases:</text:p>
      <text:p text:style-name="P1"><text:s text:c="4"/># EXP1 header</text:p>
      <text:p text:style-name="P1"><text:soft-page-break/><text:s text:c="4"/>EXP1_1=P1.30, EXP1_3=P1.18, EXP1_5=P1.20, EXP1_7=P1.22, EXP1_9=&lt;GND&gt;,</text:p>
      <text:p text:style-name="P1"><text:s text:c="4"/>EXP1_2=P0.28, EXP1_4=P1.19, EXP1_6=P1.21, EXP1_8=P1.23, EXP1_10=&lt;5V&gt;,</text:p>
      <text:p text:style-name="P1"><text:s text:c="4"/># EXP2 header</text:p>
      <text:p text:style-name="P1"><text:s text:c="4"/>EXP2_1=P0.17, EXP2_3=P3.26, EXP2_5=P3.25, EXP2_7=P1.31, EXP2_9=&lt;GND&gt;,</text:p>
      <text:p text:style-name="P1"><text:s text:c="4"/>EXP2_2=P0.15, EXP2_4=P0.16, EXP2_6=P0.18, EXP2_8=&lt;RST&gt;, EXP2_10=&lt;NC&gt;</text:p>
      <text:p text:style-name="P1"><text:s text:c="4"/># Pins EXP2_1, EXP2_6, EXP2_2 are also MISO, MOSI, SCK of bus "ssp0"</text:p>
      <text:p text:style-name="P1"/>
      <text:p text:style-name="P1"/>
      <text:p text:style-name="P1"># stepper controlling the X+Y movement.</text:p>
      <text:p text:style-name="P1">[stepper_y]</text:p>
      <text:p text:style-name="P1">step_pin: P0.19</text:p>
      <text:p text:style-name="P1">dir_pin: !P0.20</text:p>
      <text:p text:style-name="P1">enable_pin: !P2.8</text:p>
      <text:p text:style-name="P1">#step_distance: 0.2</text:p>
      <text:p text:style-name="P1">step_distance: 0.0125 <text:s/>#SHould be 0.0125 for 1/16 micro-steppting</text:p>
      <text:p text:style-name="P1">##step_distance: 0.00625</text:p>
      <text:p text:style-name="P1">endstop_pin: tmc2130_stepper_y:virtual_endstop</text:p>
      <text:p text:style-name="P1">homing_retract_dist: 0</text:p>
      <text:p text:style-name="P1">position_endstop: 0</text:p>
      <text:p text:style-name="P1">position_min: 0</text:p>
      <text:p text:style-name="P1">position_max: 500</text:p>
      <text:p text:style-name="P1"><text:soft-page-break/>homing_speed: 60</text:p>
      <text:p text:style-name="P1"/>
      <text:p text:style-name="P1">[tmc2130 stepper_y]</text:p>
      <text:p text:style-name="P1">cs_pin: P1.15</text:p>
      <text:p text:style-name="P1">spi_software_miso_pin: P0.5</text:p>
      <text:p text:style-name="P1">spi_software_mosi_pin: P4.28</text:p>
      <text:p text:style-name="P1">spi_software_sclk_pin: P0.4</text:p>
      <text:p text:style-name="P1">diag1_pin: !P1.27</text:p>
      <text:p text:style-name="P1">microsteps: 16</text:p>
      <text:p text:style-name="P1">interpolate: True</text:p>
      <text:p text:style-name="P1">run_current: .80 <text:s text:c="2"/>#Try 0.75 to 0.85 by 0.05 increments</text:p>
      <text:p text:style-name="P1">hold_current: .5 <text:s/>#Set to 0.75</text:p>
      <text:p text:style-name="P1">stealthchop_threshold: 0</text:p>
      <text:p text:style-name="P1">driver_PWM_GRAD: 10</text:p>
      <text:p text:style-name="P1">driver_SGT: 4</text:p>
      <text:p text:style-name="P1"/>
      <text:p text:style-name="P1"># The stepper_y section is used to describe the Y axis as well as the</text:p>
      <text:p text:style-name="P1"># stepper controlling the X-Y movement.</text:p>
      <text:p text:style-name="P1">[stepper_x]</text:p>
      <text:p text:style-name="P1">step_pin: P2.2</text:p>
      <text:p text:style-name="P1">dir_pin: P2.6</text:p>
      <text:p text:style-name="P1"><text:soft-page-break/>enable_pin: !P2.1</text:p>
      <text:p text:style-name="P1">step_distance: 0.0125 <text:s/>#SHould be 0.0125 for 1/16 micro-steppting</text:p>
      <text:p text:style-name="P1">#step_distance: 0.00625</text:p>
      <text:p text:style-name="P1">endstop_pin: tmc2130_stepper_x:virtual_endstop</text:p>
      <text:p text:style-name="P1">homing_retract_dist: 0</text:p>
      <text:p text:style-name="P1">position_endstop: 0</text:p>
      <text:p text:style-name="P1">position_max: 500</text:p>
      <text:p text:style-name="P1">position_min: 0</text:p>
      <text:p text:style-name="P1">homing_speed: 60</text:p>
      <text:p text:style-name="P1"/>
      <text:p text:style-name="P1">[tmc2130 stepper_x]</text:p>
      <text:p text:style-name="P1">cs_pin: P1.17</text:p>
      <text:p text:style-name="P1">spi_software_miso_pin: P0.5</text:p>
      <text:p text:style-name="P1">spi_software_mosi_pin: P4.28</text:p>
      <text:p text:style-name="P1">spi_software_sclk_pin: P0.4</text:p>
      <text:p text:style-name="P1">diag1_pin: !P1.29</text:p>
      <text:p text:style-name="P1">microsteps: 16</text:p>
      <text:p text:style-name="P1">interpolate: True</text:p>
      <text:p text:style-name="P1">run_current: .80 <text:s text:c="2"/>#Try 0.75 to 0.85 by 0.05 increments</text:p>
      <text:p text:style-name="P1">hold_current: .5 <text:s/>#Set to 0.75</text:p>
      <text:p text:style-name="P1">#run_current: 1.2 <text:s text:c="2"/>#Try 0.75 to 0.85 by 0.05 increments</text:p>
      <text:p text:style-name="P1"><text:soft-page-break/>#hold_current: .5 <text:s/>#Set to 0.75</text:p>
      <text:p text:style-name="P1">#sense_resistor: 0.110</text:p>
      <text:p text:style-name="P1">stealthchop_threshold: 0</text:p>
      <text:p text:style-name="P1">driver_PWM_GRAD: 10</text:p>
      <text:p text:style-name="P1">driver_SGT: 11</text:p>
      <text:p text:style-name="P1"/>
      <text:p text:style-name="P1">[stepper_z]</text:p>
      <text:p text:style-name="P1"># Z stepper pins on MCU Z</text:p>
      <text:p text:style-name="P1">step_pin: z:ar60</text:p>
      <text:p text:style-name="P1">dir_pin: z:ar61</text:p>
      <text:p text:style-name="P1">enable_pin: !z:ar56</text:p>
      <text:p text:style-name="P1">step_distance: 0.000625</text:p>
      <text:p text:style-name="P1"># probe:z_virtual_endstop is a virtual pin definition only available if</text:p>
      <text:p text:style-name="P1"># a probe section is defined</text:p>
      <text:p text:style-name="P1">endstop_pin: probe:z_virtual_endstop</text:p>
      <text:p text:style-name="P1"># mechanical switch on mcu Z X min endstop pin</text:p>
      <text:p text:style-name="P1">##endstop_pin: ^!z:ar19</text:p>
      <text:p text:style-name="P1">#position_endstop: -0.376</text:p>
      <text:p text:style-name="P1">position_min: -5</text:p>
      <text:p text:style-name="P1">position_max: 500</text:p>
      <text:p text:style-name="P1">homing_speed: 5</text:p>
      <text:p text:style-name="P1"><text:soft-page-break/></text:p>
      <text:p text:style-name="P1"/>
      <text:p text:style-name="P1">[stepper_z1]</text:p>
      <text:p text:style-name="P1"># X stepper pins on MCU Z</text:p>
      <text:p text:style-name="P1">step_pin: z:ar54</text:p>
      <text:p text:style-name="P1">dir_pin: z:ar55</text:p>
      <text:p text:style-name="P1">enable_pin: !z:ar38</text:p>
      <text:p text:style-name="P1">step_distance: 0.000625</text:p>
      <text:p text:style-name="P1"/>
      <text:p text:style-name="P1"/>
      <text:p text:style-name="P1">[stepper_z2]</text:p>
      <text:p text:style-name="P1"># E0 stepper pins on MCU Z</text:p>
      <text:p text:style-name="P1">step_pin: z:ar26</text:p>
      <text:p text:style-name="P1">dir_pin: z:ar28</text:p>
      <text:p text:style-name="P1">enable_pin: !z:ar24</text:p>
      <text:p text:style-name="P1">step_distance: 0.000625</text:p>
      <text:p text:style-name="P1"/>
      <text:p text:style-name="P1">[stepper_z3]</text:p>
      <text:p text:style-name="P1"># E0 stepper pins on MCU Z</text:p>
      <text:p text:style-name="P1">step_pin: z:ar46</text:p>
      <text:p text:style-name="P1">dir_pin: z:ar48</text:p>
      <text:p text:style-name="P1"><text:soft-page-break/>enable_pin: !z:ar62</text:p>
      <text:p text:style-name="P1">step_distance: 0.000625</text:p>
      <text:p text:style-name="P1"/>
      <text:p text:style-name="P1"/>
      <text:p text:style-name="P1">#[servo toolS]</text:p>
      <text:p text:style-name="P1">#pin: z:ar42</text:p>
      <text:p text:style-name="P1">#maximum_servo_angle: 300</text:p>
      <text:p text:style-name="P1">### <text:s text:c="2"/>The maximum angle (in degrees) that this servo can be set to. The</text:p>
      <text:p text:style-name="P1">### <text:s text:c="2"/>default is 180 degrees.</text:p>
      <text:p text:style-name="P1">##minimum_pulse_width: 0.0005</text:p>
      <text:p text:style-name="P1">### <text:s text:c="2"/>The minimum pulse width time (in seconds). This should correspond</text:p>
      <text:p text:style-name="P1">### <text:s text:c="2"/>with an angle of 0 degrees. The default is 0.001 seconds.</text:p>
      <text:p text:style-name="P1">#maximum_pulse_width: 0.003</text:p>
      <text:p text:style-name="P1">#initial_angle: 120</text:p>
      <text:p text:style-name="P1"/>
      <text:p text:style-name="P1">[probe]</text:p>
      <text:p text:style-name="P1">pin: ^!z:ar18</text:p>
      <text:p text:style-name="P1">z_offset: 1.82</text:p>
      <text:p text:style-name="P1">y_offset: 5</text:p>
      <text:p text:style-name="P1">x_offset: 0</text:p>
      <text:p text:style-name="P1">speed: 5.0</text:p>
      <text:p text:style-name="P1"><text:soft-page-break/></text:p>
      <text:p text:style-name="P1">#[homing_override]</text:p>
      <text:p text:style-name="P1">#set_position_z: 0</text:p>
      <text:p text:style-name="P1">#axes: z</text:p>
      <text:p text:style-name="P1">#gcode:</text:p>
      <text:p text:style-name="P1"># <text:s text:c="3"/>G90 <text:s text:c="2"/>; Uncomment these 2 lines to blindly lift the Z 2mm at start</text:p>
      <text:p text:style-name="P1"># <text:s text:c="3"/>G1 Z10 F600</text:p>
      <text:p text:style-name="P1"># <text:s text:c="3"/>G28 X0 Y0</text:p>
      <text:p text:style-name="P1"># <text:s text:c="3"/>G1 X250 Y250 F3600</text:p>
      <text:p text:style-name="P1"># <text:s text:c="3"/>G28 Z0</text:p>
      <text:p text:style-name="P1"/>
      <text:p text:style-name="P1"/>
      <text:p text:style-name="P1"/>
      <text:p text:style-name="P1">[homing_override]</text:p>
      <text:p text:style-name="P1">set_position_z: 0</text:p>
      <text:p text:style-name="P1">axes: z</text:p>
      <text:p text:style-name="P1">gcode:</text:p>
      <text:p text:style-name="P1"><text:s text:c="4"/>G90 <text:s text:c="2"/>; Uncomment these 2 lines to blindly lift the Z 2mm at start</text:p>
      <text:p text:style-name="P1"><text:s text:c="4"/>G1 Z8 F600</text:p>
      <text:p text:style-name="P1"><text:s text:c="4"/>G28 X0 Y0</text:p>
      <text:p text:style-name="P1"><text:s text:c="4"/>G1 X250 Y250 F3600</text:p>
      <text:p text:style-name="P1"><text:soft-page-break/><text:s text:c="4"/>G28 Z0</text:p>
      <text:p text:style-name="P1"><text:s text:c="4"/>G1 Z10 F600</text:p>
      <text:p text:style-name="P1"/>
      <text:p text:style-name="P1"/>
      <text:p text:style-name="P1">#[temperature_sensor Host_temp]</text:p>
      <text:p text:style-name="P1">#sensor_type: temperature_host</text:p>
      <text:p text:style-name="P1">#sensor_path: /sys/bus/platform/drivers/coretemp/coretemp.0/hwmon/hwmon1/temp2_input</text:p>
      <text:p text:style-name="P1">#gcode_id:S</text:p>
      <text:p text:style-name="P1"/>
      <text:p text:style-name="P1">[adc_temperature my_sensor]</text:p>
      <text:p text:style-name="P1">#temperature1: 28</text:p>
      <text:p text:style-name="P1">#voltage1: 0.8</text:p>
      <text:p text:style-name="P1"/>
      <text:p text:style-name="P1">temperature1: 26.5</text:p>
      <text:p text:style-name="P1">voltage1: 0.822</text:p>
      <text:p text:style-name="P1"/>
      <text:p text:style-name="P1">temperature2: 50.3</text:p>
      <text:p text:style-name="P1">voltage2: 0.914</text:p>
      <text:p text:style-name="P1"/>
      <text:p text:style-name="P1">temperature3: 75.5</text:p>
      <text:p text:style-name="P1">voltage3: 1.012</text:p>
      <text:p text:style-name="P1"><text:soft-page-break/></text:p>
      <text:p text:style-name="P1">temperature4:100.6</text:p>
      <text:p text:style-name="P1">voltage4:1.106</text:p>
      <text:p text:style-name="P1"/>
      <text:p text:style-name="P1">temperature5:150.4</text:p>
      <text:p text:style-name="P1">voltage5:1.289</text:p>
      <text:p text:style-name="P1"/>
      <text:p text:style-name="P1">temperature6:200.1</text:p>
      <text:p text:style-name="P1">voltage6:1.464</text:p>
      <text:p text:style-name="P1"/>
      <text:p text:style-name="P1">temperature7:225.1</text:p>
      <text:p text:style-name="P1">voltage7:1.547</text:p>
      <text:p text:style-name="P1"/>
      <text:p text:style-name="P1">temperature8:250.8</text:p>
      <text:p text:style-name="P1">voltage8:1.623</text:p>
      <text:p text:style-name="P1"/>
      <text:p text:style-name="P1">#temperature1: 221</text:p>
      <text:p text:style-name="P1">#resistance1:</text:p>
      <text:p text:style-name="P1">#temperature2:</text:p>
      <text:p text:style-name="P1">#resistance2:</text:p>
      <text:p text:style-name="P1"/>
      <text:p text:style-name="P1"><text:soft-page-break/></text:p>
      <text:p text:style-name="P1">[thermistor winsinn_ht-ntc100k]</text:p>
      <text:p text:style-name="P1">temperature1: 25</text:p>
      <text:p text:style-name="P1">resistance1: 100000</text:p>
      <text:p text:style-name="P1">temperature2: 80</text:p>
      <text:p text:style-name="P1">resistance2: 8300</text:p>
      <text:p text:style-name="P1">temperature3: 220</text:p>
      <text:p text:style-name="P1">resistance3: 127</text:p>
      <text:p text:style-name="P1"/>
      <text:p text:style-name="P1"/>
      <text:p text:style-name="P1">[extruder]</text:p>
      <text:p text:style-name="P1">step_pin: P2.13</text:p>
      <text:p text:style-name="P1">dir_pin: !P0.11</text:p>
      <text:p text:style-name="P1">enable_pin: !P2.12</text:p>
      <text:p text:style-name="P1">#step_distance: 0.010476</text:p>
      <text:p text:style-name="P1">step_distance: 0.0024145313708312</text:p>
      <text:p text:style-name="P1">nozzle_diameter: 0.400</text:p>
      <text:p text:style-name="P1">filament_diameter: 1.750</text:p>
      <text:p text:style-name="P1">max_extrude_cross_section: 20.0</text:p>
      <text:p text:style-name="P1">max_extrude_only_distance: 950.0</text:p>
      <text:p text:style-name="P1">max_extrude_only_accel: 10000</text:p>
      <text:p text:style-name="P1"><text:soft-page-break/>#pressure_advance: 0.0</text:p>
      <text:p text:style-name="P1">#pressure_advance_lookahead_time: 0.010</text:p>
      <text:p text:style-name="P1">#pressure_advance: 0.45</text:p>
      <text:p text:style-name="P1">#pressure_advance_lookahead_time: 0.02</text:p>
      <text:p text:style-name="P1">heater_pin: P2.7</text:p>
      <text:p text:style-name="P1"/>
      <text:p text:style-name="P1"/>
      <text:p text:style-name="P1"/>
      <text:p text:style-name="P1">######sensor_type: winsinn_ht-ntc100k</text:p>
      <text:p text:style-name="P1">######sensor_pin: P0.24</text:p>
      <text:p text:style-name="P1">######pullup_resistor: 4700</text:p>
      <text:p text:style-name="P1"/>
      <text:p text:style-name="P1">######sensor_type: ATC Semitec 104GT-2</text:p>
      <text:p text:style-name="P1">sensor_type: NTC 100K beta 3950</text:p>
      <text:p text:style-name="P1">sensor_pin: P0.24</text:p>
      <text:p text:style-name="P1"/>
      <text:p text:style-name="P1">#sensor_type: PT100 INA826</text:p>
      <text:p text:style-name="P1">#adc_voltage: 3.2</text:p>
      <text:p text:style-name="P1">#sensor_pin: P0.2</text:p>
      <text:p text:style-name="P1">#voltage_offset: 0.48</text:p>
      <text:p text:style-name="P1"/>
      <text:p text:style-name="P1"><text:soft-page-break/>#PT100 </text:p>
      <text:p text:style-name="P1">#sensor_type: my_sensor</text:p>
      <text:p text:style-name="P1">#adc_voltage: 3.275</text:p>
      <text:p text:style-name="P1">#sensor_pin: P0.2</text:p>
      <text:p text:style-name="P1"/>
      <text:p text:style-name="P1">#sensor_type: NTC 100K beta 3950</text:p>
      <text:p text:style-name="P1">#sensor_type: EPCOS 100K B57560G104F</text:p>
      <text:p text:style-name="P1">#sensor_type: NTC 100K MGB18-104F39050L32</text:p>
      <text:p text:style-name="P1">#sensor_type: Honeywell 100K 135-104LAG-J01</text:p>
      <text:p text:style-name="P1">#control: watermark</text:p>
      <text:p text:style-name="P1">min_temp: 0</text:p>
      <text:p text:style-name="P1">max_temp: 500</text:p>
      <text:p text:style-name="P1"/>
      <text:p text:style-name="P1">#[extruder1]</text:p>
      <text:p text:style-name="P1">#step_pin: z:ar36</text:p>
      <text:p text:style-name="P1">#dir_pin: !z:ar34</text:p>
      <text:p text:style-name="P1">#enable_pin: !z:ar30</text:p>
      <text:p text:style-name="P1">#step_distance: 0.0024145313708312</text:p>
      <text:p text:style-name="P1">#nozzle_diameter: 0.400</text:p>
      <text:p text:style-name="P1">#filament_diameter: 1.750</text:p>
      <text:p text:style-name="P1">#max_extrude_cross_section: 20.0</text:p>
      <text:p text:style-name="P1"><text:soft-page-break/>#max_extrude_only_distance: 950.0</text:p>
      <text:p text:style-name="P1">#max_extrude_only_accel: 10000</text:p>
      <text:p text:style-name="P1">#pressure_advance: 0.0</text:p>
      <text:p text:style-name="P1">#pressure_advance_lookahead_time: 0.010</text:p>
      <text:p text:style-name="P1">#pressure_advance: 0.45</text:p>
      <text:p text:style-name="P1">#pressure_advance_lookahead_time: 0.02</text:p>
      <text:p text:style-name="P1">#heater_pin: z:ar10</text:p>
      <text:p text:style-name="P1">#sensor_pin: z:analog13</text:p>
      <text:p text:style-name="P1">##sensor_type: ATC Semitec 104GT-2</text:p>
      <text:p text:style-name="P1">#sensor_type: NTC 100K beta 3950</text:p>
      <text:p text:style-name="P1">#sensor_type: EPCOS 100K B57560G104F</text:p>
      <text:p text:style-name="P1">#sensor_type: NTC 100K MGB18-104F39050L32</text:p>
      <text:p text:style-name="P1">#sensor_type: Honeywell 100K 135-104LAG-J01</text:p>
      <text:p text:style-name="P1">#control: watermark</text:p>
      <text:p text:style-name="P1">#min_temp: 0</text:p>
      <text:p text:style-name="P1">#max_temp: 300</text:p>
      <text:p text:style-name="P1">#pid_Kp: 22.2</text:p>
      <text:p text:style-name="P1">#pid_Ki: 1.08</text:p>
      <text:p text:style-name="P1">#pid_Kd: 114</text:p>
      <text:p text:style-name="P1"/>
      <text:p text:style-name="P1"/>
      <text:p text:style-name="P1"><text:soft-page-break/></text:p>
      <text:p text:style-name="P1"/>
      <text:p text:style-name="P1"/>
      <text:p text:style-name="P1">[heater_fan my_nozzle_fan]</text:p>
      <text:p text:style-name="P1">pin: z:ar9</text:p>
      <text:p text:style-name="P1">heater: extruder</text:p>
      <text:p text:style-name="P1">heater_temp: 50.0</text:p>
      <text:p text:style-name="P1">fan_speed: 1.0</text:p>
      <text:p text:style-name="P1"/>
      <text:p text:style-name="P1">[heater_bed]</text:p>
      <text:p text:style-name="P1">heater_pin: P2.5</text:p>
      <text:p text:style-name="P1">sensor_type: NTC 100K beta 3950</text:p>
      <text:p text:style-name="P1">sensor_pin: P0.23</text:p>
      <text:p text:style-name="P1">#control: watermark</text:p>
      <text:p text:style-name="P1">min_temp: 0</text:p>
      <text:p text:style-name="P1">max_temp: 150</text:p>
      <text:p text:style-name="P1"/>
      <text:p text:style-name="P1"/>
      <text:p text:style-name="P1"/>
      <text:p text:style-name="P1">[verify_heater heater_bed]</text:p>
      <text:p text:style-name="P1"># adjust for personal bed setup, this prevents stock heated bed from issuing</text:p>
      <text:p text:style-name="P1"><text:soft-page-break/># false positive heating errors due to slow temperature increase</text:p>
      <text:p text:style-name="P1">check_gain_time: 900</text:p>
      <text:p text:style-name="P1"/>
      <text:p text:style-name="P1">[verify_heater extruder]</text:p>
      <text:p text:style-name="P1">check_gain_time: 120</text:p>
      <text:p text:style-name="P1">heating_gain: 1</text:p>
      <text:p text:style-name="P1">max_error: 260</text:p>
      <text:p text:style-name="P1"/>
      <text:p text:style-name="P1">#[verify_heater extruder1]</text:p>
      <text:p text:style-name="P1">#check_gain_time: 60</text:p>
      <text:p text:style-name="P1">[temperature_sensor ambiant]</text:p>
      <text:p text:style-name="P1">sensor_type: ATC Semitec 104GT-2</text:p>
      <text:p text:style-name="P1">sensor_pin: P0.25</text:p>
      <text:p text:style-name="P1">gcode_id:A</text:p>
      <text:p text:style-name="P1"/>
      <text:p text:style-name="P1">[fan]</text:p>
      <text:p text:style-name="P1">pin: P2.3 </text:p>
      <text:p text:style-name="P1"># Load Multible Fans</text:p>
      <text:p text:style-name="P1">#[include klipper/config/multiple_fans.cfg]</text:p>
      <text:p text:style-name="P1"/>
      <text:p text:style-name="P1"/>
      <text:p text:style-name="P1"><text:soft-page-break/>[printer]</text:p>
      <text:p text:style-name="P1">kinematics: corexy</text:p>
      <text:p text:style-name="P1"># <text:s text:c="2"/>This option must be "corexy" for corexy printers.</text:p>
      <text:p text:style-name="P1">max_velocity: 250</text:p>
      <text:p text:style-name="P1">max_accel: 1500</text:p>
      <text:p text:style-name="P1">#max_z_velocity: 20</text:p>
      <text:p text:style-name="P1">#max_z_accel: 25</text:p>
      <text:p text:style-name="P1">max_z_velocity: 10</text:p>
      <text:p text:style-name="P1">max_z_accel: 55</text:p>
      <text:p text:style-name="P1"/>
      <text:p text:style-name="P1"/>
      <text:p text:style-name="P1"># "RepRapDiscount 128x64 Full Graphic Smart Controller" type displays</text:p>
      <text:p text:style-name="P1">[display]</text:p>
      <text:p text:style-name="P1">lcd_type: st7920</text:p>
      <text:p text:style-name="P1">cs_pin: P1.19</text:p>
      <text:p text:style-name="P1">sclk_pin: P1.20</text:p>
      <text:p text:style-name="P1">sid_pin: P1.18</text:p>
      <text:p text:style-name="P1">encoder_pins: ^P3.26, ^P3.25</text:p>
      <text:p text:style-name="P1">click_pin: ^!P0.28</text:p>
      <text:p text:style-name="P1">[output_pin beeper]</text:p>
      <text:p text:style-name="P1">pin: P1.30</text:p>
      <text:p text:style-name="P1"><text:soft-page-break/></text:p>
      <text:p text:style-name="P1">#kill_pin: ^!ar41</text:p>
      <text:p text:style-name="P1"/>
      <text:p text:style-name="P1"/>
      <text:p text:style-name="P1"># Pause/Resume functionality with support of position capture and restore</text:p>
      <text:p text:style-name="P1">[pause_resume]</text:p>
      <text:p text:style-name="P1">recover_velocity: 50</text:p>
      <text:p text:style-name="P1">#recover_velocity: 200</text:p>
      <text:p text:style-name="P1"># When capture/restore is enabled, the speed at which to return to</text:p>
      <text:p text:style-name="P1"># the captured position (in mm/s). Default is 50.0 mm/s. </text:p>
      <text:p text:style-name="P1"># paste "unknownCommandsNeedAck: true" in ~/.octoprint/config.yaml</text:p>
      <text:p text:style-name="P1">######################################</text:p>
      <text:p text:style-name="P1"># #</text:p>
      <text:p text:style-name="P1"># serial: #</text:p>
      <text:p text:style-name="P1"># additionalPorts: #</text:p>
      <text:p text:style-name="P1"># - /tmp/printer #</text:p>
      <text:p text:style-name="P1"># baudrate: 250000 #</text:p>
      <text:p text:style-name="P1"># disconnectOnErrors: false #</text:p>
      <text:p text:style-name="P1"># logPositionOnCancel: true #</text:p>
      <text:p text:style-name="P1"># port: /tmp/printer #</text:p>
      <text:p text:style-name="P1"># unknownCommandsNeedAck: true #</text:p>
      <text:p text:style-name="P1"><text:soft-page-break/># #</text:p>
      <text:p text:style-name="P1">######################################</text:p>
      <text:p text:style-name="P1"># Filament Switch Sensor. Support for filament insert and runout detection</text:p>
      <text:p text:style-name="P1"># using a switch sensor, such as an endstop switch.</text:p>
      <text:p text:style-name="P1">[filament_switch_sensor filament_sensor]</text:p>
      <text:p text:style-name="P1">pause_on_runout: True</text:p>
      <text:p text:style-name="P1"># When set to True, a PAUSE will execute immediately after a runout</text:p>
      <text:p text:style-name="P1"># is detected. Note that if pause_on_runout is False and the</text:p>
      <text:p text:style-name="P1"># runout_gcode is omitted then runout detection is disabled. Default</text:p>
      <text:p text:style-name="P1"># is True.</text:p>
      <text:p text:style-name="P1">runout_gcode: outoffilament</text:p>
      <text:p text:style-name="P1"># The gcode to run after a filament runout is detected. If</text:p>
      <text:p text:style-name="P1"># pause_on_runout is set to True this gcode will run after the PAUSE</text:p>
      <text:p text:style-name="P1"># is complete. The default is not to run any gcode commands.</text:p>
      <text:p text:style-name="P1">#insert_gcode:</text:p>
      <text:p text:style-name="P1"># The gcode to run after a filament insert is detected. The default</text:p>
      <text:p text:style-name="P1"># is not to run any gcode commands, which disables insert detection.</text:p>
      <text:p text:style-name="P1">event_delay: 3.0</text:p>
      <text:p text:style-name="P1"># The minimum amount of time in seconds to delay between events.</text:p>
      <text:p text:style-name="P1"># Events triggered during this time period will be silently</text:p>
      <text:p text:style-name="P1"># ignored. The default is 3 seconds.</text:p>
      <text:p text:style-name="P1"><text:soft-page-break/>switch_pin: ^z:ar15 #RAMPS Servo Pin 4</text:p>
      <text:p text:style-name="P1"># The pin on which the switch is connected. This parameter must be</text:p>
      <text:p text:style-name="P1"># provided.</text:p>
      <text:p text:style-name="P1"># Idle timeout. An idle timeout is automatically enabled - add an</text:p>
      <text:p text:style-name="P1"># explicit idle_timeout config section to change the default settings.</text:p>
      <text:p text:style-name="P1">[idle_timeout]</text:p>
      <text:p text:style-name="P1">#gcode:</text:p>
      <text:p text:style-name="P1"># A list of G-Code commands (one per line; subsequent lines</text:p>
      <text:p text:style-name="P1"># indented) to execute on an idle timeout. The default is to run</text:p>
      <text:p text:style-name="P1"># "TURN_OFF_HEATERS" and "M84".</text:p>
      <text:p text:style-name="P1">#timeout: 600</text:p>
      <text:p text:style-name="P1">timeout: 1200</text:p>
      <text:p text:style-name="P1"># Idle time (in seconds) to wait before running the above G-Code</text:p>
      <text:p text:style-name="P1"># commands. The default is 600 seconds</text:p>
      <text:p text:style-name="P1">#_____________________MACROS______________________________________#</text:p>
      <text:p text:style-name="P1"/>
      <text:p text:style-name="P1">#_____________________MACROS______________________________________#</text:p>
      <text:p text:style-name="P1">[gcode_macro outoffilament]</text:p>
      <text:p text:style-name="P1">gcode: </text:p>
      <text:p text:style-name="P1"><text:tab/>PARK_MACRO</text:p>
      <text:p text:style-name="P1"><text:tab/>;UNLOAD</text:p>
      <text:p text:style-name="P1"><text:soft-page-break/><text:tab/>M117 OUT OF FILAMENT..</text:p>
      <text:p text:style-name="P1">[gcode_macro PARK_MACRO]</text:p>
      <text:p text:style-name="P1">default_parameter_X: -15</text:p>
      <text:p text:style-name="P1">default_parameter_Y: 0</text:p>
      <text:p text:style-name="P1">default_parameter_Z: 30</text:p>
      <text:p text:style-name="P1">gcode: </text:p>
      <text:p text:style-name="P1"><text:tab/>M117 PARKING..</text:p>
      <text:p text:style-name="P1"><text:tab/>G91</text:p>
      <text:p text:style-name="P1"><text:tab/>G1 E-3.14 F1500</text:p>
      <text:p text:style-name="P1"><text:tab/>G1 Z{Z}</text:p>
      <text:p text:style-name="P1"><text:tab/>G90</text:p>
      <text:p text:style-name="P1"><text:tab/>G1 X{X} Y{Y} F3000</text:p>
      <text:p text:style-name="P1">[gcode_macro UNLOAD]</text:p>
      <text:p text:style-name="P1">gcode:</text:p>
      <text:p text:style-name="P1"><text:tab/>G91</text:p>
      <text:p text:style-name="P1"><text:tab/>G1 E5.0 F1200</text:p>
      <text:p text:style-name="P1"><text:tab/>G1 E3.0 F1600</text:p>
      <text:p text:style-name="P1"><text:tab/>G1 E-25 F7000</text:p>
      <text:p text:style-name="P1"><text:tab/>G1 E-800 F3000</text:p>
      <text:p text:style-name="P1"><text:tab/>G90</text:p>
      <text:p text:style-name="P1"/>
      <text:p text:style-name="P1"><text:soft-page-break/>[gcode_macro RESUME_MACRO]</text:p>
      <text:p text:style-name="P1">gcode:</text:p>
      <text:p text:style-name="P1"><text:tab/>M117 <text:s/>RESUMING...</text:p>
      <text:p text:style-name="P1"><text:tab/>RESUME</text:p>
      <text:p text:style-name="P1">####</text:p>
      <text:p text:style-name="P1"/>
      <text:p text:style-name="P1">#[gcode_macro M84]</text:p>
      <text:p text:style-name="P1">#gcode:</text:p>
      <text:p text:style-name="P1"># M18</text:p>
      <text:p text:style-name="P1"># SET_KINEMATIC_POSITION</text:p>
      <text:p text:style-name="P1"/>
      <text:p text:style-name="P1"/>
      <text:p text:style-name="P1"># Enable the "M118" and "RESPOND" extended commands.</text:p>
      <text:p text:style-name="P1">[respond]</text:p>
      <text:p text:style-name="P1">default_type: echo</text:p>
      <text:p text:style-name="P1"># <text:s text:c="3"/>Sets the default prefix of the "M118" and "RESPOND" output to one of</text:p>
      <text:p text:style-name="P1"># <text:s text:c="3"/>the following:</text:p>
      <text:p text:style-name="P1"># <text:s text:c="7"/>echo: "echo: " (This is the default)</text:p>
      <text:p text:style-name="P1"># <text:s text:c="7"/>command: "// "</text:p>
      <text:p text:style-name="P1"># <text:s text:c="7"/>error: "!! "</text:p>
      <text:p text:style-name="P1"># default_prefix: echo:</text:p>
      <text:p text:style-name="P1"><text:soft-page-break/># <text:s text:c="3"/>Directly sets the default prefix. If present, this value will override</text:p>
      <text:p text:style-name="P1"># <text:s text:c="3"/>the "default_type"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[gcode_macro G29]</text:p>
      <text:p text:style-name="P1">gcode:</text:p>
      <text:p text:style-name="P1"><text:s/>G28</text:p>
      <text:p text:style-name="P1"><text:s/>quad_gantry_level</text:p>
      <text:p text:style-name="P1"><text:s/>BED_MESH_CALIBRATE</text:p>
      <text:p text:style-name="P1"><text:s/>BED_MESH_PROFILE SAVE=p1</text:p>
      <text:p text:style-name="P1"><text:s/>G1 X0 Y0 Z5 F3600</text:p>
      <text:p text:style-name="P1"/>
      <text:p text:style-name="P1">[quad_gantry_level]</text:p>
      <text:p text:style-name="P1">gantry_corners:</text:p>
      <text:p text:style-name="P1"><text:tab/>-90,-22.5</text:p>
      <text:p text:style-name="P1"><text:tab/>590,495</text:p>
      <text:p text:style-name="P1"><text:soft-page-break/>points:</text:p>
      <text:p text:style-name="P1"><text:tab/>20,40</text:p>
      <text:p text:style-name="P1"><text:tab/>20,440</text:p>
      <text:p text:style-name="P1"><text:tab/>450,440</text:p>
      <text:p text:style-name="P1"><text:tab/>450,40</text:p>
      <text:p text:style-name="P1">speed: 50</text:p>
      <text:p text:style-name="P1">horizontal_move_z: 10</text:p>
      <text:p text:style-name="P1">max_adjust: 12</text:p>
      <text:p text:style-name="P1">#samples: 3</text:p>
      <text:p text:style-name="P1">#sample_retract_dist: 2.0</text:p>
      <text:p text:style-name="P1"/>
      <text:p text:style-name="P1"/>
      <text:p text:style-name="P1">#[quad_gantry_level]</text:p>
      <text:p text:style-name="P1">#gantry_corners:</text:p>
      <text:p text:style-name="P1"># <text:s text:c="5"/>0,0</text:p>
      <text:p text:style-name="P1"># <text:s text:c="5"/>300,300</text:p>
      <text:p text:style-name="P1">##<text:tab/>-88,-20</text:p>
      <text:p text:style-name="P1">#<text:tab/>490,386</text:p>
      <text:p text:style-name="P1"># <text:s text:c="2"/>A newline separated list of X,Y coordinates describing the</text:p>
      <text:p text:style-name="P1"># <text:s text:c="2"/>two opposing corners of the gantry. The first entry corresponds to</text:p>
      <text:p text:style-name="P1"># <text:s text:c="2"/>Z, the second to Z2.</text:p>
      <text:p text:style-name="P1"><text:soft-page-break/># <text:s text:c="2"/>This parameter must be provided.</text:p>
      <text:p text:style-name="P1">#points:</text:p>
      <text:p text:style-name="P1">#<text:tab/>10,63</text:p>
      <text:p text:style-name="P1">#<text:tab/>10,326</text:p>
      <text:p text:style-name="P1">#<text:tab/>290,326</text:p>
      <text:p text:style-name="P1">#<text:tab/>290,63</text:p>
      <text:p text:style-name="P1"># <text:s text:c="2"/>A newline separated list of four X,Y points that should be probed</text:p>
      <text:p text:style-name="P1"># <text:s text:c="2"/>during a QUAD_GANTRY_LEVEL command.</text:p>
      <text:p text:style-name="P1"># <text:s text:c="2"/>Order of the locations is important, and should correspond to Z,Z1</text:p>
      <text:p text:style-name="P1"># <text:s text:c="2"/>Z2, and Z3 location in order.</text:p>
      <text:p text:style-name="P1"># <text:s text:c="2"/>This parameter must be provided.</text:p>
      <text:p text:style-name="P1"># <text:s text:c="2"/>For maximum accuracy, ensure your probe offsets are configured.</text:p>
      <text:p text:style-name="P1">#speed: 50</text:p>
      <text:p text:style-name="P1">###speed: 150</text:p>
      <text:p text:style-name="P1"># <text:s text:c="2"/>The speed (in mm/s) of non-probing moves during the calibration.</text:p>
      <text:p text:style-name="P1"># <text:s text:c="2"/>The default is 50.</text:p>
      <text:p text:style-name="P1">#horizontal_move_z: 10</text:p>
      <text:p text:style-name="P1"># <text:s text:c="2"/>The height (in mm) that the head should be commanded to move to</text:p>
      <text:p text:style-name="P1"># <text:s text:c="2"/>just prior to starting a probe operation. The default is 5</text:p>
      <text:p text:style-name="P1">#samples: 3</text:p>
      <text:p text:style-name="P1"># <text:s text:c="2"/>Number of probe samples per point. The defaut is 1</text:p>
      <text:p text:style-name="P1"><text:soft-page-break/>#sample_retract_dist: 6.0</text:p>
      <text:p text:style-name="P1"># <text:s text:c="2"/>Distance in mm to retract the probe between samples. Default is 2.</text:p>
      <text:p text:style-name="P1"/>
      <text:p text:style-name="P1"/>
      <text:p text:style-name="P1"/>
      <text:p text:style-name="P1"># Mesh Bed Leveling. One may define a [bed_mesh] config section</text:p>
      <text:p text:style-name="P1"># to enable move transformations that offset the z axis based</text:p>
      <text:p text:style-name="P1"># on a mesh generated from probed points. Note that bed_mesh</text:p>
      <text:p text:style-name="P1"># and bed_tilt are incompatible, both cannot be defined. <text:s/>When</text:p>
      <text:p text:style-name="P1"># using a probe to home the z-axis, it is recommended to define</text:p>
      <text:p text:style-name="P1"># a [homing_override] section in printer.cfg to home toward the</text:p>
      <text:p text:style-name="P1"># center of the print area.</text:p>
      <text:p text:style-name="P1">#</text:p>
      <text:p text:style-name="P1"># <text:s/>Visual Examples:</text:p>
      <text:p text:style-name="P1"># <text:s text:c="2"/>bed_shape = rectangular, probe_count = 3,3:</text:p>
      <text:p text:style-name="P1"># <text:s text:c="14"/>x---x---x (max_point)</text:p>
      <text:p text:style-name="P1"># <text:s text:c="14"/>|</text:p>
      <text:p text:style-name="P1"># <text:s text:c="14"/>x---x---x</text:p>
      <text:p text:style-name="P1"># <text:s text:c="22"/>|</text:p>
      <text:p text:style-name="P1"># <text:s text:c="2"/>(min_point) x---x---x</text:p>
      <text:p text:style-name="P1">#</text:p>
      <text:p text:style-name="P1"><text:soft-page-break/># <text:s text:c="2"/>bed_shape = round, probe_count = 5, radius = r:</text:p>
      <text:p text:style-name="P1"># <text:s text:c="17"/>x (0,r) end</text:p>
      <text:p text:style-name="P1"># <text:s text:c="15"/>/</text:p>
      <text:p text:style-name="P1"># <text:s text:c="13"/>x---x---x</text:p>
      <text:p text:style-name="P1"># <text:s text:c="23"/>\</text:p>
      <text:p text:style-name="P1"># <text:s text:c="2"/>(-r,0) x---x---x---x---x (r,0)</text:p>
      <text:p text:style-name="P1"># <text:s text:c="11"/>\</text:p>
      <text:p text:style-name="P1"># <text:s text:c="13"/>x---x---x</text:p>
      <text:p text:style-name="P1"># <text:s text:c="19"/>/</text:p>
      <text:p text:style-name="P1"># <text:s text:c="17"/>x <text:s/>(0,-r) start</text:p>
      <text:p text:style-name="P1">#</text:p>
      <text:p text:style-name="P1">[bed_mesh]</text:p>
      <text:p text:style-name="P1">speed: 200</text:p>
      <text:p text:style-name="P1"># <text:s text:c="2"/>The speed (in mm/s) of non-probing moves during the</text:p>
      <text:p text:style-name="P1"># <text:s text:c="2"/>calibration. The default is 50.</text:p>
      <text:p text:style-name="P1">horizontal_move_z: 10</text:p>
      <text:p text:style-name="P1"># <text:s text:c="2"/>The height (in mm) that the head should be commanded to move to</text:p>
      <text:p text:style-name="P1"># <text:s text:c="2"/>just prior to starting a probe operation. The default is 5.</text:p>
      <text:p text:style-name="P1">#samples: 2</text:p>
      <text:p text:style-name="P1"># <text:s text:c="2"/>The number of times to probe each point. <text:s/>The probed z-values</text:p>
      <text:p text:style-name="P1"># <text:s text:c="2"/>will be averaged. <text:s/>The default is to probe 1 time.</text:p>
      <text:p text:style-name="P1"><text:soft-page-break/>#sample_retract_dist: 10.0</text:p>
      <text:p text:style-name="P1"># <text:s text:c="2"/>The distance (in mm) to retract between each sample if</text:p>
      <text:p text:style-name="P1"># <text:s text:c="2"/>sampling more than once. <text:s/>Default is 2mm.</text:p>
      <text:p text:style-name="P1">mesh_min: 45,25</text:p>
      <text:p text:style-name="P1"># <text:s text:c="2"/>Defines the minimum x,y position to probe when the bed_shape</text:p>
      <text:p text:style-name="P1"># <text:s text:c="2"/>is 'rectangular'. Note that this refers to the nozzle position,</text:p>
      <text:p text:style-name="P1"># <text:s text:c="2"/>take care that you do not define a point that will move the</text:p>
      <text:p text:style-name="P1"># <text:s text:c="2"/>probe off of the bed. This parameter must be provided.</text:p>
      <text:p text:style-name="P1">mesh_max:445,440</text:p>
      <text:p text:style-name="P1"># <text:s text:c="2"/>Defines the maximum x,y position to probe when the bed_shape</text:p>
      <text:p text:style-name="P1"># <text:s text:c="2"/>is 'rectangular'. Follow the same precautions as listed in min_point.</text:p>
      <text:p text:style-name="P1"># <text:s text:c="2"/>Also note that this does not necessarily define the last point</text:p>
      <text:p text:style-name="P1"># <text:s text:c="2"/>probed, only the maximum coordinate. This parameter must be provided.</text:p>
      <text:p text:style-name="P1">probe_count: 4,4</text:p>
      <text:p text:style-name="P1">## OR ##</text:p>
      <text:p text:style-name="P1">##probe_count: 5</text:p>
      <text:p text:style-name="P1"># <text:s text:c="2"/>For 'rectangular' beds, this is a comma separate pair of integer</text:p>
      <text:p text:style-name="P1"># <text:s text:c="2"/>values (X,Y) defining the number of points to probe along each axis.</text:p>
      <text:p text:style-name="P1"># <text:s text:c="2"/>A single value is also valid, in which case that value will be applied</text:p>
      <text:p text:style-name="P1"># <text:s text:c="2"/>to both axes. 'Round' beds only accept a single integer value that is</text:p>
      <text:p text:style-name="P1"># <text:s text:c="2"/>applied to both axes. <text:s/>The probe count must be odd for round beds.</text:p>
      <text:p text:style-name="P1"><text:soft-page-break/># <text:s text:c="2"/>Default is 3,3 for 'rectangular' beds, and 5 for 'round' beds.</text:p>
      <text:p text:style-name="P1">fade_start: 1</text:p>
      <text:p text:style-name="P1"># <text:s text:c="2"/>The gcode z position in which to start phasing out z-adjustment</text:p>
      <text:p text:style-name="P1"># <text:s text:c="2"/>when fade is enabled. <text:s/>Default is 1.0.</text:p>
      <text:p text:style-name="P1">#fade_end: 10.0</text:p>
      <text:p text:style-name="P1">fade_end: 0.0</text:p>
      <text:p text:style-name="P1"># <text:s text:c="2"/>The gcode z position in which phasing out completes. <text:s/>When set</text:p>
      <text:p text:style-name="P1"># <text:s text:c="2"/>to a value below fade_start, fade is disabled. It should be</text:p>
      <text:p text:style-name="P1"># <text:s text:c="2"/>noted that fade may add unwanted scaling along the z-axis of a</text:p>
      <text:p text:style-name="P1"># <text:s text:c="2"/>print. <text:s/>If a user wishes to enable fade, a value of 10.0 is</text:p>
      <text:p text:style-name="P1"># <text:s text:c="2"/>recommended. Default is 0.0, which disables fade.</text:p>
      <text:p text:style-name="P1">#</text:p>
      <text:p text:style-name="P1"># <text:s text:c="2"/>disabling fade as per https://github.com/KevinOConnor/klipper/issues/1234</text:p>
      <text:p text:style-name="P1">fade_target: 0 <text:s/></text:p>
      <text:p text:style-name="P1"># <text:s text:c="2"/>The z position in which fade should converge. When this value is set</text:p>
      <text:p text:style-name="P1"># <text:s text:c="2"/>to a non-zero value it must be within the range of z-values in the mesh.</text:p>
      <text:p text:style-name="P1"># <text:s text:c="2"/>Users that wish to converge to the z homing position should set this to 0.</text:p>
      <text:p text:style-name="P1"># <text:s text:c="2"/>Default is the average z value of the mesh.</text:p>
      <text:p text:style-name="P1">split_delta_z: .025</text:p>
      <text:p text:style-name="P1"># <text:s text:c="2"/>The amount of Z difference (in mm) along a move that will</text:p>
      <text:p text:style-name="P1"># <text:s text:c="2"/>trigger a split. Default is .025.</text:p>
      <text:p text:style-name="P1"><text:soft-page-break/>move_check_distance: 5.0</text:p>
      <text:p text:style-name="P1"># <text:s text:c="2"/>The distance (in mm) along a move to check for split_delta_z.</text:p>
      <text:p text:style-name="P1"># <text:s text:c="2"/>This is also the minimum length that a move can be split. Default</text:p>
      <text:p text:style-name="P1"># <text:s text:c="2"/>is 5.0.</text:p>
      <text:p text:style-name="P1">#mesh_pps: 2,2</text:p>
      <text:p text:style-name="P1"># <text:s text:c="2"/>A comma separated pair of integers (X,Y) defining the number of</text:p>
      <text:p text:style-name="P1"># <text:s text:c="2"/>points per segment to interpolate in the mesh along each axis. A</text:p>
      <text:p text:style-name="P1"># <text:s text:c="2"/>"segment" can be defined as the space between each probed</text:p>
      <text:p text:style-name="P1"># <text:s text:c="2"/>point. The user may enter a single value which will be applied</text:p>
      <text:p text:style-name="P1"># <text:s text:c="2"/>to both axes. <text:s/>Default is 2,2.</text:p>
      <text:p text:style-name="P1">algorithm: bicubic</text:p>
      <text:p text:style-name="P1">#algorithm: lagrange</text:p>
      <text:p text:style-name="P1"># <text:s text:c="2"/>The interpolation algorithm to use. May be either "lagrange"</text:p>
      <text:p text:style-name="P1"># <text:s text:c="2"/>or "bicubic". This option will not affect 3x3 grids, which</text:p>
      <text:p text:style-name="P1"># <text:s text:c="2"/>are forced to use lagrange sampling. <text:s/>Default is lagrange.</text:p>
      <text:p text:style-name="P1">bicubic_tension: .2</text:p>
      <text:p text:style-name="P1"># <text:s text:c="2"/>When using the bicubic algorithm the tension parameter above</text:p>
      <text:p text:style-name="P1"># <text:s text:c="2"/>may be applied to change the amount of slope interpolated.</text:p>
      <text:p text:style-name="P1"># <text:s text:c="2"/>Larger numbers will increase the amount of slope, which</text:p>
      <text:p text:style-name="P1"># <text:s text:c="2"/>results in more curvature in the mesh. Default is .2.</text:p>
      <text:p text:style-name="P1"/>
      <text:p text:style-name="P1"><text:soft-page-break/>#*# &lt;---------------------- SAVE_CONFIG ----------------------&gt;</text:p>
      <text:p text:style-name="P1">#*# DO NOT EDIT THIS BLOCK OR BELOW. The contents are auto-generated.</text:p>
      <text:p text:style-name="P1">#*#</text:p>
      <text:p text:style-name="P1">#*# [extruder]</text:p>
      <text:p text:style-name="P1">#*# control = pid</text:p>
      <text:p text:style-name="P1">#*# pid_kp = 21.512</text:p>
      <text:p text:style-name="P1">#*# pid_ki = 1.304</text:p>
      <text:p text:style-name="P1">#*# pid_kd = 88.737</text:p>
      <text:p text:style-name="P1">#*#</text:p>
      <text:p text:style-name="P1">#*# [heater_bed]</text:p>
      <text:p text:style-name="P1">#*# control = pid</text:p>
      <text:p text:style-name="P1">#*# pid_kp = 67.840</text:p>
      <text:p text:style-name="P1">#*# pid_ki = 2.432</text:p>
      <text:p text:style-name="P1">#*# pid_kd = 473.183</text:p>
      <text:p text:style-name="P1">#*#</text:p>
      <text:p text:style-name="P1">#*# [bed_mesh default]</text:p>
      <text:p text:style-name="P1">#*# version = 1</text:p>
      <text:p text:style-name="P1">#*# points =</text:p>
      <text:p text:style-name="P1">#*# <text:tab/> <text:s/>0.292233, 0.530983, 0.431608, 0.330983</text:p>
      <text:p text:style-name="P1">#*# <text:tab/> <text:s/>0.245358, 0.544733, 0.115358, -0.540267</text:p>
      <text:p text:style-name="P1">#*# <text:tab/> <text:s/>-0.080892, 0.474733, -0.063392, -1.140892</text:p>
      <text:p text:style-name="P1"><text:soft-page-break/>#*# <text:tab/> <text:s/>-0.745267, 0.477233, 0.227233, -1.215892</text:p>
      <text:p text:style-name="P1">#*# tension = 0.2</text:p>
      <text:p text:style-name="P1">#*# min_x = 45.0</text:p>
      <text:p text:style-name="P1">#*# algo = bicubic</text:p>
      <text:p text:style-name="P1">#*# y_count = 4</text:p>
      <text:p text:style-name="P1">#*# mesh_y_pps = 2</text:p>
      <text:p text:style-name="P1">#*# min_y = 25.0</text:p>
      <text:p text:style-name="P1">#*# x_count = 4</text:p>
      <text:p text:style-name="P1">#*# max_y = 439.99</text:p>
      <text:p text:style-name="P1">#*# mesh_x_pps = 2</text:p>
      <text:p text:style-name="P1">#*# max_x = 444.99</text:p>
      <text:p text:style-name="P1">#*#</text:p>
      <text:p text:style-name="P1">#*# [bed_mesh p1]</text:p>
      <text:p text:style-name="P1">#*# version = 1</text:p>
      <text:p text:style-name="P1">#*# points =</text:p>
      <text:p text:style-name="P1">#*# <text:tab/> <text:s/>0.292233, 0.530983, 0.431608, 0.330983</text:p>
      <text:p text:style-name="P1">#*# <text:tab/> <text:s/>0.245358, 0.544733, 0.115358, -0.540267</text:p>
      <text:p text:style-name="P1">#*# <text:tab/> <text:s/>-0.080892, 0.474733, -0.063392, -1.140892</text:p>
      <text:p text:style-name="P1">#*# <text:tab/> <text:s/>-0.745267, 0.477233, 0.227233, -1.215892</text:p>
      <text:p text:style-name="P1">#*# tension = 0.2</text:p>
      <text:p text:style-name="P1">#*# min_x = 45.0</text:p>
      <text:p text:style-name="P1"><text:soft-page-break/>#*# algo = bicubic</text:p>
      <text:p text:style-name="P1">#*# y_count = 4</text:p>
      <text:p text:style-name="P1">#*# mesh_y_pps = 2</text:p>
      <text:p text:style-name="P1">#*# min_y = 25.0</text:p>
      <text:p text:style-name="P1">#*# x_count = 4</text:p>
      <text:p text:style-name="P1">#*# max_y = 439.99</text:p>
      <text:p text:style-name="P1">#*# mesh_x_pps = 2</text:p>
      <text:p text:style-name="P1">#*# max_x = 444.9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4" meta:paragraph-count="613" meta:word-count="2617" meta:character-count="17918" meta:non-whitespace-character-count="15382"/>
    <meta:generator>LibreOfficeDev/6.0.5.2$Linux_X86_64 LibreOffice_project/</meta:generator>
  </office:meta>
</office:document-meta>
</file>